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67" style:family="table">
      <style:table-properties style:width="16.002cm" table:align="left" style:writing-mode="lr-tb"/>
    </style:style>
    <style:style style:name="Table67.A" style:family="table-column">
      <style:table-column-properties style:column-width="16.002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67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68" style:family="table">
      <style:table-properties style:width="16.002cm" table:align="left" style:writing-mode="lr-tb"/>
    </style:style>
    <style:style style:name="Table68.A" style:family="table-column">
      <style:table-column-properties style:column-width="16.002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68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69" style:family="table">
      <style:table-properties style:width="16.002cm" table:align="left" style:writing-mode="lr-tb"/>
    </style:style>
    <style:style style:name="Table69.A" style:family="table-column">
      <style:table-column-properties style:column-width="16.002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69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70" style:family="table">
      <style:table-properties style:width="16.002cm" table:align="left" style:writing-mode="lr-tb"/>
    </style:style>
    <style:style style:name="Table70.A" style:family="table-column">
      <style:table-column-properties style:column-width="16.002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70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71" style:family="table">
      <style:table-properties style:width="16.002cm" table:align="left" style:writing-mode="lr-tb"/>
    </style:style>
    <style:style style:name="Table71.A" style:family="table-column">
      <style:table-column-properties style:column-width="16.002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71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72" style:family="table">
      <style:table-properties style:width="16.002cm" table:align="left" style:writing-mode="lr-tb"/>
    </style:style>
    <style:style style:name="Table72.A" style:family="table-column">
      <style:table-column-properties style:column-width="16.002cm"/>
    </style:style>
    <style:style style:name="Table72.1" style:family="table-row">
      <style:table-row-properties fo:keep-together="auto"/>
    </style:style>
    <style:style style:name="Table72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72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73" style:family="table">
      <style:table-properties style:width="16.002cm" table:align="left" style:writing-mode="lr-tb"/>
    </style:style>
    <style:style style:name="Table73.A" style:family="table-column">
      <style:table-column-properties style:column-width="16.002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73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74" style:family="table">
      <style:table-properties style:width="16.002cm" table:align="left" style:writing-mode="lr-tb"/>
    </style:style>
    <style:style style:name="Table74.A" style:family="table-column">
      <style:table-column-properties style:column-width="16.002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background-color="#bbffbb" fo:padding="0cm" fo:border="none" style:writing-mode="lr-tb">
        <style:background-image/>
      </style:table-cell-properties>
    </style:style>
    <style:style style:name="Table75" style:family="table">
      <style:table-properties style:width="16.002cm" table:align="left" style:writing-mode="lr-tb"/>
    </style:style>
    <style:style style:name="Table75.A" style:family="table-column">
      <style:table-column-properties style:column-width="16.002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background-color="#ffffbb" fo:padding="0cm" fo:border="none" style:writing-mode="lr-tb">
        <style:background-image/>
      </style:table-cell-properties>
    </style:style>
    <style:style style:name="Table76" style:family="table">
      <style:table-properties style:width="16.002cm" table:align="left" style:writing-mode="lr-tb"/>
    </style:style>
    <style:style style:name="Table76.A" style:family="table-column">
      <style:table-column-properties style:column-width="16.002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76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77" style:family="table">
      <style:table-properties style:width="16.002cm" table:align="left" style:writing-mode="lr-tb"/>
    </style:style>
    <style:style style:name="Table77.A" style:family="table-column">
      <style:table-column-properties style:column-width="16.002cm"/>
    </style:style>
    <style:style style:name="Table77.1" style:family="table-row">
      <style:table-row-properties fo:keep-together="auto"/>
    </style:style>
    <style:style style:name="Table77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77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78" style:family="table">
      <style:table-properties style:width="16.002cm" table:align="left" style:writing-mode="lr-tb"/>
    </style:style>
    <style:style style:name="Table78.A" style:family="table-column">
      <style:table-column-properties style:column-width="16.002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78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79" style:family="table">
      <style:table-properties style:width="16.002cm" table:align="left" style:writing-mode="lr-tb"/>
    </style:style>
    <style:style style:name="Table79.A" style:family="table-column">
      <style:table-column-properties style:column-width="16.002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79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80" style:family="table">
      <style:table-properties style:width="16.002cm" table:align="left" style:writing-mode="lr-tb"/>
    </style:style>
    <style:style style:name="Table80.A" style:family="table-column">
      <style:table-column-properties style:column-width="16.002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80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81" style:family="table">
      <style:table-properties style:width="16.002cm" table:align="left" style:writing-mode="lr-tb"/>
    </style:style>
    <style:style style:name="Table81.A" style:family="table-column">
      <style:table-column-properties style:column-width="16.002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81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82" style:family="table">
      <style:table-properties style:width="16.002cm" table:align="left" style:writing-mode="lr-tb"/>
    </style:style>
    <style:style style:name="Table82.A" style:family="table-column">
      <style:table-column-properties style:column-width="16.002cm"/>
    </style:style>
    <style:style style:name="Table82.1" style:family="table-row">
      <style:table-row-properties fo:keep-together="auto"/>
    </style:style>
    <style:style style:name="Table82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82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83" style:family="table">
      <style:table-properties style:width="16.002cm" table:align="left" style:writing-mode="lr-tb"/>
    </style:style>
    <style:style style:name="Table83.A" style:family="table-column">
      <style:table-column-properties style:column-width="16.002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83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84" style:family="table">
      <style:table-properties style:width="16.002cm" table:align="left" style:writing-mode="lr-tb"/>
    </style:style>
    <style:style style:name="Table84.A" style:family="table-column">
      <style:table-column-properties style:column-width="16.002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background-color="#bbffbb" fo:padding="0cm" fo:border="none" style:writing-mode="lr-tb">
        <style:background-image/>
      </style:table-cell-properties>
    </style:style>
    <style:style style:name="Table85" style:family="table">
      <style:table-properties style:width="16.002cm" table:align="left" style:writing-mode="lr-tb"/>
    </style:style>
    <style:style style:name="Table85.A" style:family="table-column">
      <style:table-column-properties style:column-width="16.002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85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86" style:family="table">
      <style:table-properties style:width="16.002cm" table:align="left" style:writing-mode="lr-tb"/>
    </style:style>
    <style:style style:name="Table86.A" style:family="table-column">
      <style:table-column-properties style:column-width="16.002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86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87" style:family="table">
      <style:table-properties style:width="16.002cm" table:align="left" style:writing-mode="lr-tb"/>
    </style:style>
    <style:style style:name="Table87.A" style:family="table-column">
      <style:table-column-properties style:column-width="16.002cm"/>
    </style:style>
    <style:style style:name="Table87.1" style:family="table-row">
      <style:table-row-properties fo:keep-together="auto"/>
    </style:style>
    <style:style style:name="Table87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87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88" style:family="table">
      <style:table-properties style:width="16.002cm" table:align="left" style:writing-mode="lr-tb"/>
    </style:style>
    <style:style style:name="Table88.A" style:family="table-column">
      <style:table-column-properties style:column-width="16.002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88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Table89" style:family="table">
      <style:table-properties style:width="16.002cm" table:align="left" style:writing-mode="lr-tb"/>
    </style:style>
    <style:style style:name="Table89.A" style:family="table-column">
      <style:table-column-properties style:column-width="16.002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background-color="#7a5ada" fo:padding="0cm" fo:border="none" style:writing-mode="lr-tb">
        <style:background-image/>
      </style:table-cell-properties>
    </style:style>
    <style:style style:name="Table89.A2" style:family="table-cell">
      <style:table-cell-properties style:vertical-align="middle" fo:background-color="#eeeeff" fo:padding="0cm" fo:border="none" style:writing-mode="lr-tb">
        <style:background-image/>
      </style:table-cell-properties>
    </style:style>
    <style:style style:name="P1" style:family="paragraph" style:parent-style-name="note">
      <style:paragraph-properties fo:margin-top="0.494cm" fo:margin-bottom="0cm"/>
    </style:style>
    <style:style style:name="P2" style:family="paragraph" style:parent-style-name="Standard" style:list-style-name="WW8Num17">
      <style:paragraph-properties fo:margin-top="0cm" fo:margin-bottom="0cm" fo:line-height="100%"/>
    </style:style>
    <style:style style:name="P3" style:family="paragraph" style:parent-style-name="Standard" style:list-style-name="WW8Num17">
      <style:paragraph-properties fo:margin-top="0cm" fo:margin-bottom="0.494cm" fo:line-height="100%"/>
    </style:style>
    <style:style style:name="P4" style:family="paragraph" style:parent-style-name="codetitle">
      <style:paragraph-properties fo:margin-top="0.494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style:font-name-asian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5. Instalarea Fişierelor Gentoo necesare Instalării</text:h>
      <text:p text:style-name="chaphead"><text:bookmark text:name="book_part1_chap5__chap1"/><text:span text:style-name="chapnum">5.a. </text:span>Instalarea unei Arhive Tar Stage</text:p>
      <text:p text:style-name="secthead"><text:bookmark-start text:name="book_part1_chap5__chap1_sect1"/>Setarea corectă a Datei/Orei<text:bookmark-end text:name="book_part1_chap5__chap1_sect1"/></text:p>
      <text:p text:style-name="Normal_20__28_Web_29_">Înainte de a continua, trebuie să verificaţi data/ora şi să o actualizaţi. Un ceas configurat greşit ar putea duce la rezultate ciudate pe viitor </text:p>
      <text:p text:style-name="Normal_20__28_Web_29_">Pentru a verifica data/ora curentă, executaţi <text:span text:style-name="code">date</text:span> </text:p>
      <table:table table:name="Table67" table:style-name="Table67">
        <table:table-column table:style-name="Table67.A"/>
        <table:table-row table:style-name="Table67.1">
          <table:table-cell table:style-name="Table67.A1" office:value-type="string">
            <text:p text:style-name="P4"><text:bookmark text:name="book_part1_chap5__chap1_pre1"/>Cod 1.1: Verificarea datei/orei</text:p>
          </table:table-cell>
        </table:table-row>
        <table:table-row table:style-name="Table67.1">
          <table:table-cell table:style-name="Table67.A2" office:value-type="string">
            <text:p text:style-name="HTML_20_Preformatted"># <text:span text:style-name="code-input">date</text:span></text:p>
            <text:p text:style-name="HTML_20_Preformatted">Fri Mar 29 16:21:18 UTC 2005</text:p>
          </table:table-cell>
        </table:table-row>
      </table:table>
      <text:p text:style-name="Normal_20__28_Web_29_">Dacă data/ora sunt afişate greşit, actualizaţi-le folosind sintaxa <text:span text:style-name="code">date MMDDhhmmYYYY</text:span> (<text:span text:style-name="T1">M</text:span>onth - Lună, <text:span text:style-name="T1">D</text:span>ay - Zi, <text:span text:style-name="T1">h</text:span>our - Oră, <text:span text:style-name="T1">m</text:span>inute - Minut şi <text:span text:style-name="T1">Y</text:span>ear - An). La acest pas, trebuie să utilizaţi zona de fus orar UTC. Veţi putea să vă definiţi zona de fus orar, ulterior. De exemplu, pentru a seta data de 29 Martie, 16:21, a anului 2005: </text:p>
      <table:table table:name="Table68" table:style-name="Table68">
        <table:table-column table:style-name="Table68.A"/>
        <table:table-row table:style-name="Table68.1">
          <table:table-cell table:style-name="Table68.A1" office:value-type="string">
            <text:p text:style-name="P4"><text:bookmark text:name="book_part1_chap5__chap1_pre2"/>Cod 1.2: Setarea datei/orei UTC</text:p>
          </table:table-cell>
        </table:table-row>
        <table:table-row table:style-name="Table68.1">
          <table:table-cell table:style-name="Table68.A2" office:value-type="string">
            <text:p text:style-name="HTML_20_Preformatted"># <text:span text:style-name="code-input">date 032916212005</text:span></text:p>
          </table:table-cell>
        </table:table-row>
      </table:table>
      <text:p text:style-name="secthead"><text:bookmark-start text:name="book_part1_chap5__chap1_sect2"/>Alegerea Dumneavoastră<text:bookmark-end text:name="book_part1_chap5__chap1_sect2"/></text:p>
      <text:p text:style-name="Normal_20__28_Web_29_">Următorul pas pe care trebuie să îl urmaţi este să instalaţi arhiva tar <text:span text:style-name="Emphasis1">stage3</text:span> pe sistemul dumneavoastră. Aveţi opţiunea de a descărca arhiva necesară de pe Internet sau, dacă aţi boot-at de pe unul dintre mediile Gentoo Universal Installation CD, copiaţi-o de pe CD. Dacă aveţi un mediu Universal Installation CD şi arhiva tar stage pe care doriţi să o utilizaţi este pe CD, descărcarea acesteia de pe internet reprezintă o risipă de bandă, pentru că fişierele stage sunt identice. În cele mai multe cazuri, comanda <text:span text:style-name="code">uname -m</text:span> poate fi utilizată pentru a vă ajuta să decideţi ce arhivă tar stage să descărcaţi. </text:p>
      <text:list xml:id="list677098778" text:style-name="WW8Num17">
        <text:list-item>
          <text:p text:style-name="P2"><text:a xlink:type="simple" xlink:href="http://www.gentoo.org/doc/ro/handbook/handbook-x86.xml?full=1#book_part1_chap5__chap2"><text:span text:style-name="Internet_20_link">Implicit: Folosirea unui Stage de pe Internet</text:span></text:a></text:p>
        </text:list-item>
        <text:list-item>
          <text:p text:style-name="P3"><text:a xlink:type="simple" xlink:href="http://www.gentoo.org/doc/ro/handbook/handbook-x86.xml?full=1#book_part1_chap5__chap3"><text:span text:style-name="Internet_20_link">Alternativ: Folosirea unui Stage de pe Mediul Installation CD</text:span></text:a></text:p>
        </text:list-item>
      </text:list>
      <text:p text:style-name="chaphead"><text:bookmark text:name="book_part1_chap5__chap2"/><text:span text:style-name="chapnum">5.b. </text:span>Implicit: Folosirea un Stage de pe Internet</text:p>
      <text:p text:style-name="secthead"><text:bookmark-start text:name="book_part1_chap5__chap2_sect1"/>Descărcarea Arhivei Stage<text:bookmark-end text:name="book_part1_chap5__chap2_sect1"/></text:p>
      <text:p text:style-name="Normal_20__28_Web_29_"><text:soft-page-break/>Mergeţi în directorul în care aţi mount-at sistemul de fişiere Gentoo (cel mai probabil în <text:span text:style-name="path">/mnt/gentoo</text:span>): </text:p>
      <table:table table:name="Table69" table:style-name="Table69">
        <table:table-column table:style-name="Table69.A"/>
        <table:table-row table:style-name="Table69.1">
          <table:table-cell table:style-name="Table69.A1" office:value-type="string">
            <text:p text:style-name="P4"><text:bookmark text:name="book_part1_chap5__chap2_pre1"/>Cod 2.1: Intrăm în directorul în care am mount-at Gentoo</text:p>
          </table:table-cell>
        </table:table-row>
        <table:table-row table:style-name="Table69.1">
          <table:table-cell table:style-name="Table69.A2" office:value-type="string">
            <text:p text:style-name="HTML_20_Preformatted"># <text:span text:style-name="code-input">cd /mnt/gentoo</text:span></text:p>
          </table:table-cell>
        </table:table-row>
      </table:table>
      <text:p text:style-name="Normal_20__28_Web_29_">În funcţie de mediul de instalare, aveţi câteva unelte disponibile pentru a descărca un Stage. Dacă aveţi <text:span text:style-name="code">links</text:span> disponibil, atunci puteţi naviga cu uşurinţă către lista de servere <text:a xlink:type="simple" xlink:href="http://www.gentoo.org/main/en/mirrors.xml"><text:span text:style-name="Internet_20_link">mirror Gentoo</text:span></text:a> şi să alegeţi unul cât mai apropiat de dumneavoastră. </text:p>
      <text:p text:style-name="Normal_20__28_Web_29_">Dacă nu aveţi disponibilă aplicaţia <text:span text:style-name="code">links</text:span>, ar trebui să aveţi aplicaţia <text:span text:style-name="code">lynx</text:span> la dispoziţie. Dacă trebuie să utilizaţi un server proxy, exportaţi variabilele <text:span text:style-name="code">http_proxy</text:span> şi <text:span text:style-name="code">ftp_proxy</text:span>: </text:p>
      <table:table table:name="Table70" table:style-name="Table70">
        <table:table-column table:style-name="Table70.A"/>
        <table:table-row table:style-name="Table70.1">
          <table:table-cell table:style-name="Table70.A1" office:value-type="string">
            <text:p text:style-name="P4"><text:bookmark text:name="book_part1_chap5__chap2_pre2"/>Cod 2.2: Setarea informaţiilor despre proxy pentru lynx</text:p>
          </table:table-cell>
        </table:table-row>
        <table:table-row table:style-name="Table70.1">
          <table:table-cell table:style-name="Table70.A2" office:value-type="string">
            <text:p text:style-name="HTML_20_Preformatted"># <text:span text:style-name="code-input">export http_proxy="http://proxy.server.com:port"</text:span></text:p>
            <text:p text:style-name="HTML_20_Preformatted"># <text:span text:style-name="code-input">export ftp_proxy="http://proxy.server.com:port"</text:span></text:p>
          </table:table-cell>
        </table:table-row>
      </table:table>
      <text:p text:style-name="Normal_20__28_Web_29_">Vom presupune, de acum, că aveţi la dispoziţie <text:span text:style-name="code">links</text:span>. </text:p>
      <text:p text:style-name="Normal_20__28_Web_29_">Selectaţi directorul <text:span text:style-name="path">releases/</text:span>, urmat de cel al arhitecturii folosite (de exemplu <text:span text:style-name="path">x86/</text:span>) şi al versiunii Gentoo dorite (<text:span text:style-name="path">2006.0/</text:span>), terminând cu directorul <text:span text:style-name="path">stages/</text:span>. Acolo ar trebui să găsiţi toate arhivele tar stage disponibile pentru arhitectura dumneavoastră (este posibil să fie stocate în directoare având numele subarhitecturilor individuale). Selectaţi una şi apasaţi <text:span text:style-name="code">D</text:span> pentru a o descărca. Când aţi terminat, apăsaţi <text:span text:style-name="code">Q</text:span> pentru a ieşi din browser. </text:p>
      <table:table table:name="Table71" table:style-name="Table71">
        <table:table-column table:style-name="Table71.A"/>
        <table:table-row table:style-name="Table71.1">
          <table:table-cell table:style-name="Table71.A1" office:value-type="string">
            <text:p text:style-name="P4"><text:bookmark text:name="book_part1_chap5__chap2_pre3"/>Cod 2.3: Navigarea cu links a listelor de mirror-uri</text:p>
          </table:table-cell>
        </table:table-row>
        <table:table-row table:style-name="Table71.1">
          <table:table-cell table:style-name="Table71.A2" office:value-type="string">
            <text:p text:style-name="HTML_20_Preformatted"># <text:span text:style-name="code-input">links http://www.gentoo.org/main/en/mirrors.xml</text:span></text:p>
            <text:p text:style-name="HTML_20_Preformatted"/>
            <text:p text:style-name="HTML_20_Preformatted"><text:span text:style-name="code-comment">(Dacă aveţi nevoie de suport pentru proxy cu links:)</text:span></text:p>
            <text:p text:style-name="HTML_20_Preformatted"># <text:span text:style-name="code-input">links -http-proxy proxy.server.com:8080 http://www.gentoo.org/main/en/mirrors.xml</text:span></text:p>
          </table:table-cell>
        </table:table-row>
      </table:table>
      <text:p text:style-name="Normal_20__28_Web_29_">Asiguraţi-vă că aţi descărcat o arhivă tar <text:span text:style-name="T1">stage3</text:span> - instalările utilizând un fişier stage1 sau stage2 nu mai sunt suportate. </text:p>
      <text:p text:style-name="Normal_20__28_Web_29_">Dacă doriţi să verificaţi integritatea arhivei descărcate, folosiţi <text:span text:style-name="code">md5sum</text:span> şi comparaţi ceea ce este afişat cu suma MD5 aflată pe mirror. Spre exemplu, pentru a verifica integritatea arhivei tar stage pentru x86: </text:p>
      <table:table table:name="Table72" table:style-name="Table72">
        <table:table-column table:style-name="Table72.A"/>
        <table:table-row table:style-name="Table72.1">
          <table:table-cell table:style-name="Table72.A1" office:value-type="string">
            <text:p text:style-name="P4"><text:bookmark text:name="book_part1_chap5__chap2_pre4"/>Cod 2.4: Verificarea integrităţii arhivei</text:p>
          </table:table-cell>
        </table:table-row>
        <table:table-row table:style-name="Table72.1">
          <table:table-cell table:style-name="Table72.A2" office:value-type="string">
            <text:p text:style-name="HTML_20_Preformatted"># <text:span text:style-name="code-input">md5sum -c stage3-x86-2006.0.tar.bz2.DIGESTS</text:span></text:p>
            <text:p text:style-name="HTML_20_Preformatted">stage3-x86-2006.0.tar.bz2: OK</text:p>
          </table:table-cell>
        </table:table-row>
      </table:table>
      <text:p text:style-name="secthead">Despachetarea arhivei</text:p>
      <text:p text:style-name="Normal_20__28_Web_29_"><text:soft-page-break/>Acum despachetaţi arhiva descărcată pe sistemul dumneavoastră. Noi utilizăm <text:span text:style-name="code">tar</text:span> pentru această operaţie, fiind cea mai simplă metodă: </text:p>
      <table:table table:name="Table73" table:style-name="Table73">
        <table:table-column table:style-name="Table73.A"/>
        <table:table-row table:style-name="Table73.1">
          <table:table-cell table:style-name="Table73.A1" office:value-type="string">
            <text:p text:style-name="P4"><text:bookmark text:name="book_part1_chap5__chap2_pre5"/>Cod 2.5: Despachetarea arhivei stage</text:p>
          </table:table-cell>
        </table:table-row>
        <table:table-row table:style-name="Table73.1">
          <table:table-cell table:style-name="Table73.A2" office:value-type="string">
            <text:p text:style-name="HTML_20_Preformatted"># <text:span text:style-name="code-input">tar xvjpf stage3-*.tar.bz2</text:span></text:p>
          </table:table-cell>
        </table:table-row>
      </table:table>
      <text:p text:style-name="Normal_20__28_Web_29_">Asiguraţi-vă că folosiţi aceleaşi opţiuni (<text:span text:style-name="code">xvjpf</text:span>). Opţiunea <text:span text:style-name="code">x</text:span> înseamnă <text:span text:style-name="Emphasis1">Extract</text:span>, <text:span text:style-name="code">v</text:span> vine de la <text:span text:style-name="Emphasis1">Verbose</text:span> pentru a observa ceea ce se întâmplă în timpul procesului de extracţie (această opţiune este facultativă), <text:span text:style-name="code">j</text:span> vine de la <text:span text:style-name="Emphasis1">Decompress with bz2</text:span>, <text:span text:style-name="code">p</text:span> înseamnă <text:span text:style-name="Emphasis1">Preserve permissions</text:span> , iar <text:span text:style-name="code">f</text:span> denotă că vrem să dezarhivăm un fişier şi nu datele de la standard input. </text:p>
      <table:table table:name="Table74" table:style-name="Table74">
        <table:table-column table:style-name="Table74.A"/>
        <table:table-row table:style-name="Table74.1">
          <table:table-cell table:style-name="Table74.A1" office:value-type="string">
            <text:p text:style-name="P1"><text:span text:style-name="T1">Notă: </text:span>Mediile Installation CD sau imaginile de boot pentru unele arhitecturi (spre ex. MIPS) se bazează pe aplicaţia <text:span text:style-name="code">tar</text:span> integrată în BusyBox, care nu suportă momentan opţiunea <text:span text:style-name="code">v</text:span>. Utilizaţi opţiunile <text:span text:style-name="code">xjpf</text:span>, în loc. </text:p>
          </table:table-cell>
        </table:table-row>
      </table:table>
      <text:p text:style-name="Normal_20__28_Web_29_">Acum că avem Stage-ul instalat, continuăm cu <text:a xlink:type="simple" xlink:href="http://www.gentoo.org/doc/ro/handbook/handbook-x86.xml?full=1#installing_portage"><text:span text:style-name="Internet_20_link">Instalarea Portage</text:span></text:a>. </text:p>
      <text:p text:style-name="chaphead"><text:span text:style-name="chapnum">5.c. </text:span>Alternativ: Folosind o arhivă Stage de pe Mediul Installation CD</text:p>
      <text:p text:style-name="secthead"><text:bookmark-start text:name="book_part1_chap5__chap3_sect1"/>Dezarhivare Fişier Tarball Stage<text:bookmark-end text:name="book_part1_chap5__chap3_sect1"/></text:p>
      <table:table table:name="Table75" table:style-name="Table75">
        <table:table-column table:style-name="Table75.A"/>
        <table:table-row table:style-name="Table75.1">
          <table:table-cell table:style-name="Table75.A1" office:value-type="string">
            <text:p text:style-name="P1"><text:span text:style-name="T1">Important: </text:span>Dacă utilizaţi x86 şi folosiţi mediul Installer LiveCD, <text:span text:style-name="Emphasis1">nu</text:span> veţi avea fişierele stage pe CD. Va trebui să urmaţi instrucţiunile pentru <text:a xlink:type="simple" xlink:href="http://www.gentoo.org/doc/ro/handbook/handbook-x86.xml?full=1#book_part1_chap5__chap2"><text:span text:style-name="Internet_20_link">Utilizarea Unei Arhive Stage de pe Internet</text:span></text:a>. </text:p>
          </table:table-cell>
        </table:table-row>
      </table:table>
      <text:p text:style-name="Normal_20__28_Web_29_">Fişierele Stage de pe CD se găsesc în directorul <text:span text:style-name="path">/mnt/cdrom/stages</text:span>. Pentru a urmări o listă cu toate Stage-urile disponibile, folosiţi <text:span text:style-name="code">ls</text:span>. </text:p>
      <table:table table:name="Table76" table:style-name="Table76">
        <table:table-column table:style-name="Table76.A"/>
        <table:table-row table:style-name="Table76.1">
          <table:table-cell table:style-name="Table76.A1" office:value-type="string">
            <text:p text:style-name="P4"><text:bookmark text:name="book_part1_chap5__chap3_pre1"/>Cod 3.1: Afişarea tuturor fişierelor Stage disponibile</text:p>
          </table:table-cell>
        </table:table-row>
        <table:table-row table:style-name="Table76.1">
          <table:table-cell table:style-name="Table76.A2" office:value-type="string">
            <text:p text:style-name="HTML_20_Preformatted"># <text:span text:style-name="code-input">ls /mnt/cdrom/stages</text:span></text:p>
          </table:table-cell>
        </table:table-row>
      </table:table>
      <text:p text:style-name="Normal_20__28_Web_29_">Dacă sistemul va returna o eroare, probabil că trebuie să mount-aţi mai întâi CD-ROM-ul: </text:p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4"><text:bookmark text:name="book_part1_chap5__chap3_pre2"/>Cod 3.2: Mount-area CD-ROM-ului</text:p>
          </table:table-cell>
        </table:table-row>
        <table:table-row table:style-name="Table77.1">
          <table:table-cell table:style-name="Table77.A2" office:value-type="string">
            <text:p text:style-name="HTML_20_Preformatted"># <text:span text:style-name="code-input">ls /mnt/cdrom/stages</text:span></text:p>
            <text:p text:style-name="HTML_20_Preformatted">ls: /mnt/cdrom/stages: No such file or directory</text:p>
            <text:p text:style-name="HTML_20_Preformatted"># <text:span text:style-name="code-input">mount /dev/cdroms/cdrom0 /mnt/cdrom</text:span></text:p>
            <text:p text:style-name="HTML_20_Preformatted"># <text:span text:style-name="code-input">ls /mnt/cdrom/stages</text:span></text:p>
          </table:table-cell>
        </table:table-row>
      </table:table>
      <text:p text:style-name="Normal_20__28_Web_29_">Acum mergeţi în directorul în care aţi montat sistemul Gentoo (de obicei în <text:span text:style-name="path">/mnt/gentoo</text:span>): </text:p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4"><text:bookmark text:name="book_part1_chap5__chap3_pre3"/>Cod 3.3: Shimbarea directorului în /mnt/gentoo</text:p>
          </table:table-cell>
        </table:table-row>
        <table:table-row table:style-name="Table78.1">
          <table:table-cell table:style-name="Table78.A2" office:value-type="string">
            <text:p text:style-name="HTML_20_Preformatted"># <text:span text:style-name="code-input">cd /mnt/gentoo</text:span></text:p>
          </table:table-cell>
        </table:table-row>
      </table:table>
      <text:p text:style-name="Normal_20__28_Web_29_"><text:soft-page-break/>Acum vom extrage arhiva tar stage aleasă de dumneavoastră. Vom realiza acest lucru cu ajutorul utilitarului <text:span text:style-name="code">tar</text:span>. Asiguraţi-vă că folosiţi aceleaşi opţiuni (<text:span text:style-name="code">xvjpf</text:span>)! Din nou, argumentul <text:span text:style-name="code">v</text:span> este opţional şi nu este suportat de către unele versiuni ale aplicaţiei <text:span text:style-name="code">tar</text:span>. În următorul exemplu, vom extrage fişierul stage <text:span text:style-name="path">stage3-&lt;subarch&gt;-2006.0.tar.bz2</text:span>. Asiguraţi-vă că schimbaţi numele fişierului cu cel ales de dumneavoastră. </text:p>
      <table:table table:name="Table79" table:style-name="Table79">
        <table:table-column table:style-name="Table79.A"/>
        <table:table-row table:style-name="Table79.1">
          <table:table-cell table:style-name="Table79.A1" office:value-type="string">
            <text:p text:style-name="P4"><text:bookmark text:name="book_part1_chap5__chap3_pre4"/>Cod 3.4: Dezarhivarea fişierului stage</text:p>
          </table:table-cell>
        </table:table-row>
        <table:table-row table:style-name="Table79.1">
          <table:table-cell table:style-name="Table79.A2" office:value-type="string">
            <text:p text:style-name="HTML_20_Preformatted"># <text:span text:style-name="code-input">tar xvjpf /mnt/cdrom/stages/stage3-&lt;subarch&gt;-2006.0.tar.bz2</text:span></text:p>
          </table:table-cell>
        </table:table-row>
      </table:table>
      <text:p text:style-name="Normal_20__28_Web_29_">Acum, că Stage-ul este instalat, continuăm cu <text:a xlink:type="simple" xlink:href="http://www.gentoo.org/doc/ro/handbook/handbook-x86.xml?full=1#installing_portage"><text:span text:style-name="Internet_20_link">Instalarea Portage</text:span></text:a>. </text:p>
      <text:p text:style-name="chaphead"><text:bookmark text:name="installing_portage"/><text:bookmark text:name="book_part1_chap5__chap4"/><text:span text:style-name="chapnum">5.d. </text:span>Instalarea Portage</text:p>
      <text:p text:style-name="secthead"><text:bookmark-start text:name="book_part1_chap5__chap4_sect1"/>Despachetarea Unei Arhive Snapshot Portage<text:bookmark-end text:name="book_part1_chap5__chap4_sect1"/></text:p>
      <text:p text:style-name="Normal_20__28_Web_29_">Acum, trebuie să instalaţi o arhivă snapshot pentru Portage, o colecţie de fişiere ce informează Portage despre titlurile software pe care le puteţi instala, ce profile sunt disponibile, etc. </text:p>
      <text:p text:style-name="secthead"><text:bookmark-start text:name="book_part1_chap5__chap4_sect2"/>Descărcarea şi Instalarea Unei Arhive Snapshot<text:bookmark-end text:name="book_part1_chap5__chap4_sect2"/></text:p>
      <text:p text:style-name="Normal_20__28_Web_29_">Mergeţi in directorul unde aţi mount-at sistemul dvs. de fişiere (cel mai probabil <text:span text:style-name="path">/mnt/gentoo</text:span>): </text:p>
      <table:table table:name="Table80" table:style-name="Table80">
        <table:table-column table:style-name="Table80.A"/>
        <table:table-row table:style-name="Table80.1">
          <table:table-cell table:style-name="Table80.A1" office:value-type="string">
            <text:p text:style-name="P4"><text:bookmark text:name="book_part1_chap5__chap4_pre1"/>Cod 4.1: Navigarea în directorul de mount al Gentoo</text:p>
          </table:table-cell>
        </table:table-row>
        <table:table-row table:style-name="Table80.1">
          <table:table-cell table:style-name="Table80.A2" office:value-type="string">
            <text:p text:style-name="HTML_20_Preformatted"># <text:span text:style-name="code-input">cd /mnt/gentoo</text:span></text:p>
          </table:table-cell>
        </table:table-row>
      </table:table>
      <text:p text:style-name="Normal_20__28_Web_29_">Rulaţi <text:span text:style-name="code">links</text:span> (or <text:span text:style-name="code">lynx</text:span>) şi mergeţi la pagina ce conţine <text:a xlink:type="simple" xlink:href="http://www.gentoo.org/main/en/mirrors.xml"><text:span text:style-name="Internet_20_link">Lista cu server-ele mirror Gentoo</text:span></text:a>. Alegeţi un server mirror apropiat de locaţia dvs., deschideţi directorul <text:span text:style-name="path">snapshots/</text:span>. De acolo, descărcaţi ultima arhivă snapshot Portage prin selectarea acesteia şi apăsarea <text:span text:style-name="code">D</text:span>. </text:p>
      <table:table table:name="Table81" table:style-name="Table81">
        <table:table-column table:style-name="Table81.A"/>
        <table:table-row table:style-name="Table81.1">
          <table:table-cell table:style-name="Table81.A1" office:value-type="string">
            <text:p text:style-name="P4"><text:bookmark text:name="book_part1_chap5__chap4_pre2"/>Cod 4.2: Răsforirea listei de adrese mirror Gentoo</text:p>
          </table:table-cell>
        </table:table-row>
        <table:table-row table:style-name="Table81.1">
          <table:table-cell table:style-name="Table81.A2" office:value-type="string">
            <text:p text:style-name="HTML_20_Preformatted"># <text:span text:style-name="code-input">links http://www.gentoo.org/main/en/mirrors.xml</text:span></text:p>
          </table:table-cell>
        </table:table-row>
      </table:table>
      <text:p text:style-name="Normal_20__28_Web_29_">Acum, ieşiţi din browser, prin apăsarea <text:span text:style-name="code">Q</text:span>. Acum, veţi avea o arhivă snapshot Portage, stocată în <text:span text:style-name="path">/mnt/gentoo</text:span>. </text:p>
      <text:p text:style-name="Normal_20__28_Web_29_">Dacă doriţi să verificaţi integritatea versiunii snapshot descărcate, utilizaţi <text:span text:style-name="code">md5sum</text:span> şi comparaţi textul afişat cu suma de control MD5 oferită pe serverul mirror. </text:p>
      <table:table table:name="Table82" table:style-name="Table82">
        <table:table-column table:style-name="Table82.A"/>
        <table:table-row table:style-name="Table82.1">
          <table:table-cell table:style-name="Table82.A1" office:value-type="string">
            <text:p text:style-name="P4"><text:bookmark text:name="book_part1_chap5__chap4_pre3"/>Cod 4.3: Verificarea integrităţii versiunii snapshot a Portage</text:p>
          </table:table-cell>
        </table:table-row>
        <text:soft-page-break/>
        <table:table-row table:style-name="Table82.1">
          <table:table-cell table:style-name="Table82.A2" office:value-type="string">
            <text:p text:style-name="HTML_20_Preformatted"># <text:span text:style-name="code-input">md5sum -c portage-latest.tar.bz2.md5sum</text:span></text:p>
            <text:p text:style-name="HTML_20_Preformatted">portage-latest.tar.bz2: OK</text:p>
          </table:table-cell>
        </table:table-row>
      </table:table>
      <text:p text:style-name="Normal_20__28_Web_29_">La următorul pas, vom extrage arhiva snapshot în sistemul nostru de fişiere. Asiguraţi-vă utilizarea corectă a comenzii; ultima opţiune este litera majusculă <text:span text:style-name="code">C</text:span> nu <text:span text:style-name="code">c</text:span> </text:p>
      <table:table table:name="Table83" table:style-name="Table83">
        <table:table-column table:style-name="Table83.A"/>
        <table:table-row table:style-name="Table83.1">
          <table:table-cell table:style-name="Table83.A1" office:value-type="string">
            <text:p text:style-name="P4"><text:bookmark text:name="book_part1_chap5__chap4_pre4"/>Cod 4.4: Despachetarea arhivei snapshot a Portage</text:p>
          </table:table-cell>
        </table:table-row>
        <table:table-row table:style-name="Table83.1">
          <table:table-cell table:style-name="Table83.A2" office:value-type="string">
            <text:p text:style-name="HTML_20_Preformatted"><text:span text:style-name="code-comment">(Înlocuiţi &lt;data&gt; cu data versiunii snapshot descărcate)</text:span></text:p>
            <text:p text:style-name="HTML_20_Preformatted"># <text:span text:style-name="code-input">tar xvjf /mnt/gentoo/portage-&lt;data&gt;.tar.bz2 -C /mnt/gentoo/usr</text:span></text:p>
          </table:table-cell>
        </table:table-row>
      </table:table>
      <text:p text:style-name="chaphead"><text:bookmark text:name="compile_options"/><text:bookmark text:name="book_part1_chap5__chap5"/>5.e. Configurarea Opţiunilor de Compilare</text:p>
      <text:p text:style-name="secthead"><text:bookmark-start text:name="book_part1_chap5__chap5_sect1"/>Introducere<text:bookmark-end text:name="book_part1_chap5__chap5_sect1"/></text:p>
      <text:p text:style-name="Normal_20__28_Web_29_">Pentru optimizarea Gentoo, puteţi seta unele variabile ce vor determina comportamentul Portage. Toate aceste variabile pot fi setate ca şi variabile de mediu (folosind <text:span text:style-name="code">export</text:span>), dar acest lucru nu este permanent. Pentru a vă menţine setările, Portage conţine un fişier de configurare <text:span text:style-name="path">/etc/make.conf</text:span>. Acest fişier îl vom edita acum. </text:p>
      <table:table table:name="Table84" table:style-name="Table84">
        <table:table-column table:style-name="Table84.A"/>
        <table:table-row table:style-name="Table84.1">
          <table:table-cell table:style-name="Table84.A1" office:value-type="string">
            <text:p text:style-name="P1"><text:span text:style-name="T1">Notă: </text:span>O listă comentată a tuturor variabilelor, poate fi găsită în <text:span text:style-name="path">/mnt/gentoo/etc/make.conf.example</text:span>. Pentru o instalare reuşită Gentoo va trebui doar să setaţi aceste variabile menţionae mai sus. </text:p>
          </table:table-cell>
        </table:table-row>
      </table:table>
      <text:p text:style-name="Normal_20__28_Web_29_">Deschideţi editorul de text favorit (în acest ghid noi folosim <text:span text:style-name="code">nano</text:span>) astfel încât să modificăm variabilele de optimizare, pe care le vom explica în continuare. </text:p>
      <table:table table:name="Table85" table:style-name="Table85">
        <table:table-column table:style-name="Table85.A"/>
        <table:table-row table:style-name="Table85.1">
          <table:table-cell table:style-name="Table85.A1" office:value-type="string">
            <text:p text:style-name="P4"><text:bookmark text:name="book_part1_chap5__chap5_pre1"/>Cod 5.1: Deschiderea /etc/make.conf</text:p>
          </table:table-cell>
        </table:table-row>
        <table:table-row table:style-name="Table85.1">
          <table:table-cell table:style-name="Table85.A2" office:value-type="string">
            <text:p text:style-name="HTML_20_Preformatted"># <text:span text:style-name="code-input">nano -w /mnt/gentoo/etc/make.conf</text:span></text:p>
          </table:table-cell>
        </table:table-row>
      </table:table>
      <text:p text:style-name="Normal_20__28_Web_29_">Aşa cum probabil aţi observat, fişierul <text:span text:style-name="path">make.conf.example</text:span> este structurat intr-un mod generic: liniile comentate încep cu "#", iar celelalte definesc variabile folosind sintaxa : <text:span text:style-name="code">VARIABLE="conţinut"</text:span>. Fişierul <text:span text:style-name="path">make.conf</text:span> utilizează aceeaşi sintaxă. Multe dintre acele variabile sunt discutate in continuare. </text:p>
      <text:p text:style-name="secthead"><text:bookmark-start text:name="book_part1_chap5__chap5_sect2"/>CHOST<text:bookmark-end text:name="book_part1_chap5__chap5_sect2"/></text:p>
      <text:p text:style-name="Normal_20__28_Web_29_">Variabila <text:span text:style-name="code">CHOST</text:span> declară sistemul gazdă ţintă pentru construirea sistemului dvs. Această variabilă ar trebui să conţină deja valoarea corectă. <text:span text:style-name="T2">Nu o editaţi</text:span> deoarece ar putea să vă strice sistemul. În cazul în care variabila <text:span text:style-name="code">CHOST</text:span> nu vă pare corectă, este posibil să fi descărcat arhiva stage tar greşită. </text:p>
      <text:p text:style-name="secthead"><text:bookmark-start text:name="book_part1_chap5__chap5_sect3"/>CFLAGS şi CXXFLAGS<text:bookmark-end text:name="book_part1_chap5__chap5_sect3"/></text:p>
      <text:p text:style-name="Normal_20__28_Web_29_"><text:soft-page-break/>Variabilele <text:span text:style-name="code">CFLAGS</text:span> şi <text:span text:style-name="code">CXXFLAGS</text:span> definesc opţiunile de optimizare pentru compilatorul <text:span text:style-name="code">gcc</text:span> de C respectiv C++. Deşi, în general, le definim aici, veţi obţine maximul de performanţă dacă optimizaţi flag-urile pentru fiecare program, în parte. Motivul pentru această afirmaţie este că fiecare program este diferit. </text:p>
      <text:p text:style-name="Normal_20__28_Web_29_">În <text:span text:style-name="path">make.conf</text:span> ar trebui să definiţi opţiunile de optimizare care credeţi că vor face sistemul cât mai rapid <text:span text:style-name="Emphasis1">în general</text:span>. Nu puneţi valori experimentale în această variabilă; o optimizare prea mare poate duce la un comportament ciudat al programelor (oprirea funcţionării, sau chiar mai rău, funcţionarea incorectă). </text:p>
      <text:p text:style-name="Normal_20__28_Web_29_">Nu vom explica toate opţiunile de optimizare. Dacă vreţi să le aflaţi pe toate, citiţi <text:a xlink:type="simple" xlink:href="http://gcc.gnu.org/onlinedocs/"><text:span text:style-name="Internet_20_link">Manualul(ele) Online GNU</text:span></text:a> sau <text:span text:style-name="code">gcc</text:span> pagina info(<text:span text:style-name="code">info gcc</text:span> -- funcţionează doar pe un sistem Linux funcţional). Fişierul <text:span text:style-name="path">make.conf.example</text:span> însuşi conţine, de asemenea, multe exemple şi informaţii; nu uitaţi să-l citiţi. </text:p>
      <text:p text:style-name="Normal_20__28_Web_29_">O primă opţiune este indicatorul <text:span text:style-name="code">-march=</text:span>, care specifică numele arhitecturii ţintă. Opţiunile posibile sunt descrise în fişierul <text:span text:style-name="path">make.conf.example</text:span> (ca şi comentarii). De exemplu, pentru arhitectura x86 Athlon-XP: </text:p>
      <table:table table:name="Table86" table:style-name="Table86">
        <table:table-column table:style-name="Table86.A"/>
        <table:table-row table:style-name="Table86.1">
          <table:table-cell table:style-name="Table86.A1" office:value-type="string">
            <text:p text:style-name="P4"><text:bookmark text:name="book_part1_chap5__chap5_pre2"/>Cod 5.2: Setarea march pentru GCC</text:p>
          </table:table-cell>
        </table:table-row>
        <table:table-row table:style-name="Table86.1">
          <table:table-cell table:style-name="Table86.A2" office:value-type="string">
            <text:p text:style-name="HTML_20_Preformatted"><text:span text:style-name="code-comment"># Utilizatorii AMD64 ce doresc să utilizeze un sistem nativ pe 64 biţi</text:span></text:p>
            <text:p text:style-name="HTML_20_Preformatted"><text:span text:style-name="code-comment">ar trebui să utilizeze -march=k8</text:span></text:p>
            <text:p text:style-name="HTML_20_Preformatted"><text:span text:style-name="code-comment"># Utilizatorii EM64T ar trebui să utilizeze -march=nocona</text:span></text:p>
            <text:p text:style-name="HTML_20_Preformatted">-march=athlon-xp </text:p>
          </table:table-cell>
        </table:table-row>
      </table:table>
      <text:p text:style-name="Normal_20__28_Web_29_">Al doilea este indicatorul <text:span text:style-name="code">-O</text:span> (care reprezintă majuscula O, nu cifra zero), care specifică clasa de optimizare <text:span text:style-name="code">gcc</text:span>. Clasele posibile sunt <text:span text:style-name="code">s</text:span> (pentru optimizarea marimii), <text:span text:style-name="code">0</text:span> (zero - pentru nici o optimizare), <text:span text:style-name="code">1</text:span>, <text:span text:style-name="code">2</text:span> sau <text:span text:style-name="code">3</text:span> pentru mai multe optimizări de viteză (fiecare clasă are aceiaşi indicatori ca cea dinainte, plus altele). De exemplu, pentru o optimizare a clasei 2: </text:p>
      <table:table table:name="Table87" table:style-name="Table87">
        <table:table-column table:style-name="Table87.A"/>
        <table:table-row table:style-name="Table87.1">
          <table:table-cell table:style-name="Table87.A1" office:value-type="string">
            <text:p text:style-name="P4"><text:bookmark text:name="book_part1_chap5__chap5_pre3"/>Cod 5.3: Setarea O pentru GCC</text:p>
          </table:table-cell>
        </table:table-row>
        <table:table-row table:style-name="Table87.1">
          <table:table-cell table:style-name="Table87.A2" office:value-type="string">
            <text:p text:style-name="HTML_20_Preformatted">-O2</text:p>
          </table:table-cell>
        </table:table-row>
      </table:table>
      <text:p text:style-name="Normal_20__28_Web_29_">O altă setare comună de optimizare este <text:span text:style-name="code">-pipe</text:span> (utilizează canale pipe în locul fişierelor temporare pentru comunicaţia între diversele etape ale compilării. </text:p>
      <text:p text:style-name="Normal_20__28_Web_29_">Luaţi aminte faptul că utilizarea <text:span text:style-name="code">-fomit-frame-pointer</text:span> (ce nu păstrează indicatorul frame într-un registru pentru funcţiile ce nu necesită acest lucru) poate avea repercursiuni serioase asupra aplicaţiilor de depanare! </text:p>
      <text:p text:style-name="Normal_20__28_Web_29_">Când definiţi <text:span text:style-name="code">CFLAGS</text:span> şi <text:span text:style-name="code">CXXFLAGS</text:span>, ar trebui să combinaţi mai multe opţiuni de optimizare, ca în exemplul următor: </text:p>
      <table:table table:name="Table88" table:style-name="Table88">
        <table:table-column table:style-name="Table88.A"/>
        <text:soft-page-break/>
        <table:table-row table:style-name="Table88.1">
          <table:table-cell table:style-name="Table88.A1" office:value-type="string">
            <text:p text:style-name="P4"><text:bookmark text:name="book_part1_chap5__chap5_pre4"/>Cod 5.4: Definirea variabilelor CFLAGS şi CXXFLAGS</text:p>
          </table:table-cell>
        </table:table-row>
        <table:table-row table:style-name="Table88.1">
          <table:table-cell table:style-name="Table88.A2" office:value-type="string">
            <text:p text:style-name="HTML_20_Preformatted">CFLAGS="-march=athlon-xp -pipe -O2" <text:s text:c="2"/><text:span text:style-name="code-comment"># Utilizatorii AMD64 trebuie să folosească march=k8</text:span></text:p>
            <text:p text:style-name="HTML_20_Preformatted"><text:span text:style-name="T3"><text:s text:c="38"/></text:span><text:span text:style-name="code-comment"># Utilizatorii EM64T trebuie să folosească march=nocona</text:span></text:p>
            <text:p text:style-name="HTML_20_Preformatted">CXXFLAGS="${CFLAGS}" <text:s text:c="17"/><text:span text:style-name="code-comment"># Folosiţi aceleaşi setări pentru ambele variabile</text:span></text:p>
          </table:table-cell>
        </table:table-row>
      </table:table>
      <text:p text:style-name="secthead"><text:bookmark-start text:name="book_part1_chap5__chap5_sect4"/>MAKEOPTS<text:bookmark-end text:name="book_part1_chap5__chap5_sect4"/></text:p>
      <text:p text:style-name="Normal_20__28_Web_29_">Cu ajutorul <text:span text:style-name="code">MAKEOPTS</text:span> definiţi câte compilări paralele vor apărea când instalaţi un pachet. O alegere bună este numărul procesoarelor din sistem plus încă unul, dar această sugestie nu este întotdeauna perfectă. </text:p>
      <table:table table:name="Table89" table:style-name="Table89">
        <table:table-column table:style-name="Table89.A"/>
        <table:table-row table:style-name="Table89.1">
          <table:table-cell table:style-name="Table89.A1" office:value-type="string">
            <text:p text:style-name="P4"><text:bookmark text:name="book_part1_chap5__chap5_pre5"/>Cod 5.5: MAKEOPTS pentru un sistem normal, cu un procesor</text:p>
          </table:table-cell>
        </table:table-row>
        <table:table-row table:style-name="Table89.1">
          <table:table-cell table:style-name="Table89.A2" office:value-type="string">
            <text:p text:style-name="HTML_20_Preformatted">MAKEOPTS="-j2"</text:p>
          </table:table-cell>
        </table:table-row>
      </table:table>
      <text:p text:style-name="secthead"><text:bookmark-start text:name="book_part1_chap5__chap5_sect5"/>Fiţi gata, Pregătiţi-vă, Porniţi!<text:bookmark-end text:name="book_part1_chap5__chap5_sect5"/></text:p>
      <text:p text:style-name="Normal_20__28_Web_29_">Actualizaţi fişierul <text:span text:style-name="path">/mnt/gentoo/etc/make.conf</text:span>, cu preferinţele dumneavoastră şi salvaţi (utilizatorii <text:span text:style-name="code">nano</text:span> tastează <text:span text:style-name="code">Ctrl-X</text:span>). Acum sunteţi gata să continuaţi cu <text:a xlink:type="simple" xlink:href="http://www.gentoo.org/doc/ro/handbook/handbook-x86.xml?full=1#book_part1_chap6"><text:span text:style-name="Internet_20_link">Instalarea Sistemului de Bază al Gentoo</text:span></text:a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fo:line-height="100%"/>
      <style:text-properties style:font-name="Times New Roman" fo:font-size="13.5pt" fo:font-weight="bold" style:font-name-asian="Times New Roman" style:font-size-asian="13.5pt" style:font-weight-asian="bold" style:font-name-complex="Times New Roman" style:font-size-complex="13.5pt" style:font-weight-complex="bold"/>
    </style:style>
    <style:style style:name="chaphead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ecthead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odetitle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HTML_20_Preformatted" style:display-name="HTML Preformatted" style:family="paragraph" style:parent-style-name="Standard">
      <style:paragraph-properties fo:margin-top="0cm" fo:margin-bottom="0cm" fo:line-height="100%"/>
      <style:text-properties style:font-name="Courier New" fo:font-size="10pt" style:font-name-asian="Times New Roman" style:font-size-asian="10pt" style:font-name-complex="Courier New" style:font-size-complex="10pt"/>
    </style:style>
    <style:style style:name="note" style:family="paragraph" style:parent-style-name="Standard">
      <style:paragraph-properties fo:margin-top="0.494cm" fo:margin-bottom="0.494cm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Default_20_Paragraph_20_Font" style:display-name="Default Paragraph Font" style:family="text"/>
    <style:style style:name="path" style:family="text" style:parent-style-name="Default_20_Paragraph_20_Font"/>
    <style:style style:name="code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hapnum" style:family="text" style:parent-style-name="Default_20_Paragraph_20_Font"/>
    <style:style style:name="code-input" style:family="text" style:parent-style-name="Default_20_Paragraph_20_Font"/>
    <style:style style:name="Emphasis1" style:family="text" style:parent-style-name="Default_20_Paragraph_20_Font"/>
    <style:style style:name="WW8Num17z0" style:family="text">
      <style:text-properties style:font-name="Symbol" fo:font-size="10pt" style:font-size-asian="10pt" style:font-name-complex="Symbol"/>
    </style:style>
    <style:style style:name="WW8Num17z1" style:family="text">
      <style:text-properties style:font-name="Courier New" fo:font-size="10pt" style:font-size-asian="10pt" style:font-name-complex="Courier New"/>
    </style:style>
    <style:style style:name="WW8Num17z2" style:family="text">
      <style:text-properties style:font-name="Wingdings" fo:font-size="10pt" style:font-size-asian="10pt" style:font-name-complex="Wingdings"/>
    </style:style>
    <style:style style:name="code-comment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21:38:00</meta:creation-date>
    <dc:date>2013-03-08T21:38:22</dc:date>
    <meta:editing-duration>P0D</meta:editing-duration>
    <meta:editing-cycles>1</meta:editing-cycles>
    <meta:document-statistic meta:table-count="23" meta:image-count="0" meta:object-count="0" meta:page-count="7" meta:paragraph-count="117" meta:word-count="1728" meta:character-count="11969" meta:non-whitespace-character-count="10260"/>
    <meta:generator>LibreOffice/3.5$Linux_X86_64 LibreOffice_project/350m1$Build-2</meta:generator>
  </office:meta>
</office:document-meta>
</file>